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272in"/>
    </style:style>
    <style:style style:name="co3" style:family="table-column">
      <style:table-column-properties fo:break-before="auto" style:column-width="0.4709in"/>
    </style:style>
    <style:style style:name="co4" style:family="table-column">
      <style:table-column-properties fo:break-before="auto" style:column-width="0.4083in"/>
    </style:style>
    <style:style style:name="co6" style:family="table-column">
      <style:table-column-properties fo:break-before="auto" style:column-width="0.6563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number-columns-repeated="4" table:default-cell-style-name="ce1"/>
        <table:table-column table:style-name="co6" table:default-cell-style-name="ce1"/>
        <table:table-column table:style-name="co5" table:default-cell-style-name="ce3"/>
        <table:table-row table:style-name="ro1">
          <table:table-cell/>
          <table:table-cell table:style-name="Default" table:number-columns-repeated="6"/>
          <table:table-cell table:formula="of:=AVERAGE([.H5:.H17])" office:value-type="float" office:value="0.0182900741650801">
            <text:p>0.0183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>
            <text:p>Liters</text:p>
          </table:table-cell>
          <table:table-cell office:value-type="string">
            <text:p>RD1</text:p>
          </table:table-cell>
          <table:table-cell office:value-type="string">
            <text:p>RD2</text:p>
          </table:table-cell>
          <table:table-cell table:number-columns-repeated="2" office:value-type="string">
            <text:p>RD4</text:p>
          </table:table-cell>
          <table:table-cell office:value-type="string">
            <text:p>Average</text:p>
          </table:table-cell>
          <table:table-cell table:style-name="ce1" office:value-type="string">
            <text:p>L/UNIT</text:p>
          </table:table-cell>
        </table:table-row>
        <table:table-row table:style-name="ro1">
          <table:table-cell/>
          <table:table-cell office:value-type="float" office:value="0">
            <text:p>0.0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403">
            <text:p>403</text:p>
          </table:table-cell>
          <table:table-cell office:value-type="float" office:value="396">
            <text:p>396</text:p>
          </table:table-cell>
          <table:table-cell table:formula="of:=AVERAGE([.C4:.F4])" office:value-type="float" office:value="400">
            <text:p>400</text:p>
          </table:table-cell>
          <table:table-cell table:style-name="Default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65">
            <text:p>365</text:p>
          </table:table-cell>
          <table:table-cell table:number-columns-repeated="2" office:value-type="float" office:value="364">
            <text:p>364</text:p>
          </table:table-cell>
          <table:table-cell office:value-type="float" office:value="362">
            <text:p>362</text:p>
          </table:table-cell>
          <table:table-cell table:formula="of:=AVERAGE([.C5:.F5])" office:value-type="float" office:value="363.75">
            <text:p>363.75</text:p>
          </table:table-cell>
          <table:table-cell table:formula="of:=0.5/([.G4]-[.G5])" office:value-type="float" office:value="0.0137931034482759">
            <text:p>0.0138</text:p>
          </table:table-cell>
        </table:table-row>
        <table:table-row table:style-name="ro1">
          <table:table-cell/>
          <table:table-cell office:value-type="float" office:value="1">
            <text:p>1.0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table:number-columns-repeated="2" office:value-type="float" office:value="338">
            <text:p>338</text:p>
          </table:table-cell>
          <table:table-cell table:formula="of:=AVERAGE([.C6:.F6])" office:value-type="float" office:value="338.75">
            <text:p>338.75</text:p>
          </table:table-cell>
          <table:table-cell table:formula="of:=0.5/([.G5]-[.G6])" office:value-type="float" office:value="0.02">
            <text:p>0.0200</text:p>
          </table:table-cell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table:formula="of:=AVERAGE([.C7:.F7])" office:value-type="float" office:value="303.75">
            <text:p>303.75</text:p>
          </table:table-cell>
          <table:table-cell table:formula="of:=0.5/([.G6]-[.G7])" office:value-type="float" office:value="0.0142857142857143">
            <text:p>0.0143</text:p>
          </table:table-cell>
        </table:table-row>
        <table:table-row table:style-name="ro1">
          <table:table-cell/>
          <table:table-cell office:value-type="float" office:value="2">
            <text:p>2.0</text:p>
          </table:table-cell>
          <table:table-cell office:value-type="float" office:value="277">
            <text:p>277</text:p>
          </table:table-cell>
          <table:table-cell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table:formula="of:=AVERAGE([.C8:.F8])" office:value-type="float" office:value="276.25">
            <text:p>276.25</text:p>
          </table:table-cell>
          <table:table-cell table:formula="of:=0.5/([.G7]-[.G8])" office:value-type="float" office:value="0.0181818181818182">
            <text:p>0.0182</text:p>
          </table:table-cell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AVERAGE([.C9:.F9])" office:value-type="float" office:value="247.5">
            <text:p>247.5</text:p>
          </table:table-cell>
          <table:table-cell table:formula="of:=0.5/([.G8]-[.G9])" office:value-type="float" office:value="0.0173913043478261">
            <text:p>0.0174</text:p>
          </table:table-cell>
        </table:table-row>
        <table:table-row table:style-name="ro1">
          <table:table-cell/>
          <table:table-cell office:value-type="float" office:value="3">
            <text:p>3.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223">
            <text:p>223</text:p>
          </table:table-cell>
          <table:table-cell office:value-type="float" office:value="222">
            <text:p>222</text:p>
          </table:table-cell>
          <table:table-cell table:formula="of:=AVERAGE([.C10:.F10])" office:value-type="float" office:value="222.25">
            <text:p>222.25</text:p>
          </table:table-cell>
          <table:table-cell table:formula="of:=0.5/([.G9]-[.G10])" office:value-type="float" office:value="0.0198019801980198">
            <text:p>0.0198</text:p>
          </table:table-cell>
        </table:table-row>
        <table:table-row table:style-name="ro1">
          <table:table-cell/>
          <table:table-cell office:value-type="float" office:value="3.5">
            <text:p>3.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99">
            <text:p>199</text:p>
          </table:table-cell>
          <table:table-cell table:formula="of:=AVERAGE([.C11:.F11])" office:value-type="float" office:value="198.75">
            <text:p>198.75</text:p>
          </table:table-cell>
          <table:table-cell table:formula="of:=0.5/([.G10]-[.G11])" office:value-type="float" office:value="0.0212765957446808">
            <text:p>0.0213</text:p>
          </table:table-cell>
        </table:table-row>
        <table:table-row table:style-name="ro1">
          <table:table-cell/>
          <table:table-cell office:value-type="float" office:value="4">
            <text:p>4.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table:formula="of:=AVERAGE([.C12:.F12])" office:value-type="float" office:value="171.75">
            <text:p>171.75</text:p>
          </table:table-cell>
          <table:table-cell table:formula="of:=0.5/([.G11]-[.G12])" office:value-type="float" office:value="0.0185185185185185">
            <text:p>0.0185</text:p>
          </table:table-cell>
        </table:table-row>
        <table:table-row table:style-name="ro1">
          <table:table-cell/>
          <table:table-cell office:value-type="float" office:value="4.5">
            <text:p>4.5</text:p>
          </table:table-cell>
          <table:table-cell office:value-type="float" office:value="156">
            <text:p>15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table:formula="of:=AVERAGE([.C13:.F13])" office:value-type="float" office:value="153.25">
            <text:p>153.25</text:p>
          </table:table-cell>
          <table:table-cell table:formula="of:=0.5/([.G12]-[.G13])" office:value-type="float" office:value="0.027027027027027">
            <text:p>0.0270</text:p>
          </table:table-cell>
        </table:table-row>
        <table:table-row table:style-name="ro1">
          <table:table-cell/>
          <table:table-cell office:value-type="float" office:value="5">
            <text:p>5.0</text:p>
          </table:table-cell>
          <table:table-cell office:value-type="float" office:value="127">
            <text:p>127</text:p>
          </table:table-cell>
          <table:table-cell table:number-columns-repeated="3" office:value-type="float" office:value="129">
            <text:p>129</text:p>
          </table:table-cell>
          <table:table-cell table:formula="of:=AVERAGE([.C14:.F14])" office:value-type="float" office:value="128.5">
            <text:p>128.5</text:p>
          </table:table-cell>
          <table:table-cell table:formula="of:=0.5/([.G13]-[.G14])" office:value-type="float" office:value="0.0202020202020202">
            <text:p>0.0202</text:p>
          </table:table-cell>
        </table:table-row>
        <table:table-row table:style-name="ro1">
          <table:table-cell/>
          <table:table-cell office:value-type="float" office:value="5.5">
            <text:p>5.5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98">
            <text:p>98</text:p>
          </table:table-cell>
          <table:table-cell table:formula="of:=AVERAGE([.C15:.F15])" office:value-type="float" office:value="97.5">
            <text:p>97.5</text:p>
          </table:table-cell>
          <table:table-cell table:formula="of:=0.5/([.G14]-[.G15])" office:value-type="float" office:value="0.0161290322580645">
            <text:p>0.0161</text:p>
          </table:table-cell>
        </table:table-row>
        <table:table-row table:style-name="ro1">
          <table:table-cell/>
          <table:table-cell office:value-type="float" office:value="6">
            <text:p>6.0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formula="of:=AVERAGE([.C16:.F16])" office:value-type="float" office:value="77.25">
            <text:p>77.25</text:p>
          </table:table-cell>
          <table:table-cell table:formula="of:=0.5/([.G15]-[.G16])" office:value-type="float" office:value="0.0246913580246914">
            <text:p>0.0247</text:p>
          </table:table-cell>
        </table:table-row>
        <table:table-row table:style-name="ro1">
          <table:table-cell/>
          <table:table-cell table:style-name="Default" table:number-columns-repeated="6"/>
          <table:table-cell table:formula="of:=0.5/([.G16]-[.A17])" office:value-type="float" office:value="0.00647249190938511">
            <text:p>0.0065</text:p>
          </table:table-cell>
        </table:table-row>
        <table:table-row table:style-name="ro1">
          <table:table-cell/>
          <table:table-cell table:style-name="Default">
            <draw:frame table:end-cell-address="Sheet1.N64" table:end-x="0.0323in" table:end-y="0.1445in" draw:z-index="0" draw:style-name="gr1" draw:text-style-name="P1" svg:width="8.0764in" svg:height="7.6075in" svg:x="0.0402in" svg:y="0.111in">
              <draw:object draw:notify-on-update-of-ranges="Sheet1.B4:Sheet1.B16 Sheet1.C3:Sheet1.C3 Sheet1.C4:Sheet1.C16 Sheet1.B4:Sheet1.B16 Sheet1.D3:Sheet1.D3 Sheet1.D4:Sheet1.D16 Sheet1.B4:Sheet1.B16 Sheet1.E3:Sheet1.E3 Sheet1.E4:Sheet1.E16 Sheet1.B4:Sheet1.B16 Sheet1.F3:Sheet1.F3 Sheet1.F4:Sheet1.F16 Sheet1.B4:Sheet1.B16 Sheet1.G3:Sheet1.G3 Sheet1.G4:Sheet1.G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formula="of:=[.B16]/([.G4]-[.G16])" office:value-type="float" office:value="0.0185902401239349">
            <text:p>0.0186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008in solid #000000" fo:padding="0in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adings taken 10/02/2018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10/02/2018</text:date>, <text:time>16:4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</meta:initial-creator>
    <meta:creation-date>2018-05-18T14:50:49</meta:creation-date>
    <dc:date>2018-10-02T16:41:05</dc:date>
    <dc:creator>A S</dc:creator>
    <meta:editing-duration>PT42M40S</meta:editing-duration>
    <meta:editing-cycles>5</meta:editing-cycles>
    <meta:generator>OpenOffice/4.1.3$Unix OpenOffice.org_project/413m1$Build-9783</meta:generator>
    <meta:printed-by>A S</meta:printed-by>
    <meta:print-date>2018-10-02T16:40:48</meta:print-date>
    <meta:document-statistic meta:table-count="3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15cm" svg:height="19.324cm" xlink:href=".." xlink:type="simple" chart:class="chart:scatter" chart:style-name="ch1">
        <chart:legend chart:legend-position="end" svg:x="17.89cm" svg:y="8.387cm" style:legend-expansion="high" chart:style-name="ch2"/>
        <chart:plot-area chart:style-name="ch3" table:cell-range-address="Sheet1.B4:Sheet1.G16 Sheet1.C3:Sheet1.G3" chart:data-source-has-labels="row" svg:x="1.417cm" svg:y="1.679cm" svg:width="15.653cm" svg:height="16.282cm">
          <chartooo:coordinate-region svg:x="2.24cm" svg:y="1.874cm" svg:width="14.588cm" svg:height="15.448cm"/>
          <chart:axis chart:dimension="x" chart:name="primary-x" chart:style-name="ch4">
            <chart:title svg:x="8.797cm" svg:y="18.347cm" chart:style-name="ch5">
              <text:p>Liters</text:p>
            </chart:title>
            <chart:grid chart:style-name="ch6" chart:class="major"/>
          </chart:axis>
          <chart:axis chart:dimension="y" chart:name="primary-y" chart:style-name="ch7">
            <chart:title svg:x="0.451cm" svg:y="10.678cm" chart:style-name="ch8">
              <text:p>SonicValue</text:p>
            </chart:title>
            <chart:grid chart:style-name="ch6" chart:class="major"/>
          </chart:axis>
          <chart:series chart:style-name="ch9" chart:values-cell-range-address="Sheet1.C4:Sheet1.C16" chart:label-cell-address="Sheet1.C3:Sheet1.C3" chart:class="chart:scatter">
            <chart:domain table:cell-range-address="Sheet1.B4:Sheet1.B16"/>
            <chart:data-point chart:repeated="13"/>
          </chart:series>
          <chart:series chart:style-name="ch10" chart:values-cell-range-address="Sheet1.D4:Sheet1.D16" chart:label-cell-address="Sheet1.D3:Sheet1.D3" chart:class="chart:scatter">
            <chart:data-point chart:repeated="13"/>
          </chart:series>
          <chart:series chart:style-name="ch11" chart:values-cell-range-address="Sheet1.E4:Sheet1.E16" chart:label-cell-address="Sheet1.E3:Sheet1.E3" chart:class="chart:scatter">
            <chart:data-point chart:repeated="13"/>
          </chart:series>
          <chart:series chart:style-name="ch12" chart:values-cell-range-address="Sheet1.F4:Sheet1.F16" chart:label-cell-address="Sheet1.F3:Sheet1.F3" chart:class="chart:scatter">
            <chart:data-point chart:repeated="13"/>
          </chart:series>
          <chart:series chart:style-name="ch13" chart:values-cell-range-address="Sheet1.G4:Sheet1.G16" chart:label-cell-address="Sheet1.G3:Sheet1.G3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D1</text:p>
                <draw:g>
                  <svg:desc>Sheet1.C3:Sheet1.C3</svg:desc>
                </draw:g>
              </table:table-cell>
              <table:table-cell office:value-type="string">
                <text:p>RD2</text:p>
                <draw:g>
                  <svg:desc>Sheet1.D3:Sheet1.D3</svg:desc>
                </draw:g>
              </table:table-cell>
              <table:table-cell office:value-type="string">
                <text:p>RD4</text:p>
                <draw:g>
                  <svg:desc>Sheet1.E3:Sheet1.E3</svg:desc>
                </draw:g>
              </table:table-cell>
              <table:table-cell office:value-type="string">
                <text:p>RD4</text:p>
                <draw:g>
                  <svg:desc>Sheet1.F3:Sheet1.F3</svg:desc>
                </draw:g>
              </table:table-cell>
              <table:table-cell office:value-type="string">
                <text:p>Average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6</svg:desc>
                </draw:g>
              </table:table-cell>
              <table:table-cell office:value-type="float" office:value="400">
                <text:p>400</text:p>
                <draw:g>
                  <svg:desc>Sheet1.C4:Sheet1.C16</svg:desc>
                </draw:g>
              </table:table-cell>
              <table:table-cell office:value-type="float" office:value="401">
                <text:p>401</text:p>
                <draw:g>
                  <svg:desc>Sheet1.D4:Sheet1.D16</svg:desc>
                </draw:g>
              </table:table-cell>
              <table:table-cell office:value-type="float" office:value="403">
                <text:p>403</text:p>
                <draw:g>
                  <svg:desc>Sheet1.E4:Sheet1.E16</svg:desc>
                </draw:g>
              </table:table-cell>
              <table:table-cell office:value-type="float" office:value="396">
                <text:p>396</text:p>
                <draw:g>
                  <svg:desc>Sheet1.F4:Sheet1.F16</svg:desc>
                </draw:g>
              </table:table-cell>
              <table:table-cell office:value-type="float" office:value="400">
                <text:p>400</text:p>
                <draw:g>
                  <svg:desc>Sheet1.G4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65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38.75">
                <text:p>33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03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03.75">
                <text:p>30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76.25">
                <text:p>27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1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22.25">
                <text:p>22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98.75">
                <text:p>19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71.75">
                <text:p>17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.25">
                <text:p>77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